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 style:list-style-name="L2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font-size="40pt" fo:font-weight="bold" style:font-size-asian="40pt" style:font-weight-asian="bold" style:font-size-complex="40pt" style:font-weight-complex="bold"/>
    </style:style>
    <style:style style:name="P4" style:family="paragraph">
      <style:paragraph-properties fo:text-align="center"/>
    </style:style>
    <style:style style:name="P5" style:family="paragraph">
      <style:text-properties fo:font-size="66pt" style:font-size-asian="66pt" style:font-size-complex="66pt"/>
    </style:style>
    <style:style style:name="P6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60pt" fo:font-weight="bold" style:font-size-asian="60pt" style:font-weight-asian="bold" style:font-size-complex="60pt" style:font-weight-complex="bold"/>
    </style:style>
    <style:style style:name="T7" style:family="text">
      <style:text-properties fo:font-size="66pt" style:font-size-asian="66pt" style:font-size-complex="66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Understanding Git and</text:span><text:span text:style-name="T1"><text:line-break/></text:span><text:span text:style-name="T1"> Using GitHub</text:span></text:p>
          </draw:text-box>
        </draw:frame>
        <draw:frame presentation:style-name="pr2" draw:layer="layout" svg:width="25.199cm" svg:height="12.179cm" svg:x="1.4cm" svg:y="6.221cm" presentation:class="subtitle" presentation:user-transformed="true">
          <draw:text-box>
            <text:list text:style-name="L2">
              <text:list-item>
                <text:p>Why use Git?<text:line-break/></text:p>
              </text:list-item>
              <text:list-item>
                <text:p>What is Git?<text:line-break/></text:p>
              </text:list-item>
              <text:list-item>
                <text:p>Git's architecture<text:line-break/></text:p>
              </text:list-item>
              <text:list-item>
                <text:p>Using Git<text:line-break/></text:p>
              </text:list-item>
              <text:list-item>
                <text:p>Using GitHu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Why use Git?</text:span></text:p>
          </draw:text-box>
        </draw:frame>
        <draw:frame presentation:style-name="pr4" draw:text-style-name="P2" draw:layer="layout" svg:width="25.199cm" svg:height="14.286cm" svg:x="1.4cm" svg:y="4.914cm" presentation:class="outline" presentation:user-transformed="true">
          <draw:text-box>
            <text:list text:style-name="L3">
              <text:list-item>
                <text:p xml:id="id1" text:id="id1"><text:span text:style-name="T2">Have you ever edited a file and then afterwards wished you had not made the changes, only to be too late to undo them all?</text:span></text:p>
                <text:p><text:span text:style-name="T2"/></text:p>
              </text:list-item>
              <text:list-item>
                <text:p xml:id="id2" text:id="id2"><text:span text:style-name="T2">Would you like to be able to share your work with others and keep track of who did what?</text:span></text:p>
                <text:p><text:span text:style-name="T2"/></text:p>
              </text:list-item>
              <text:list-item>
                <text:p xml:id="id3" text:id="id3"><text:span text:style-name="T2">Would you like to be able to make different versions of the same file to test different ideas?</text:span></text:p>
                <text:p><text:span text:style-name="T2"/></text:p>
              </text:list-item>
              <text:list-item>
                <text:p xml:id="id4" text:id="id4"><text:span text:style-name="T2">Would you like to be able to back up your work without needing to remember to use a separate backup system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3">What is Git?</text:span></text:p>
          </draw:text-box>
        </draw:frame>
        <draw:frame presentation:style-name="pr4" draw:text-style-name="P4" draw:layer="layout" svg:width="25.199cm" svg:height="16cm" svg:x="1.801cm" svg:y="3.8cm" presentation:class="outline" presentation:user-transformed="true">
          <draw:text-box>
            <text:p xml:id="id5" text:id="id5" text:style-name="P4"><text:span text:style-name="T4">A Distributed Version Control System (DVCS)</text:span></text:p>
            <text:p text:style-name="P4"><text:span text:style-name="T5"/></text:p>
            <text:p xml:id="id6" text:id="id6" text:style-name="P4"><text:span text:style-name="T6">What is Version Control?</text:span></text:p>
            <text:list text:style-name="L3">
              <text:list-item>
                <text:p xml:id="id7" text:id="id7" text:style-name="P4"><text:span text:style-name="T4">A logical way to organise and control revisions to documents</text:span></text:p>
              </text:list-item>
              <text:list-item>
                <text:p xml:id="id8" text:id="id8" text:style-name="P4"><text:span text:style-name="T4">A safe mechanism for users to collaborate on the same work without overwriting each other's changes.</text:span></text:p>
              </text:list-item>
            </text:list>
            <text:p text:style-name="P4"><text:span text:style-name="T5"/></text:p>
            <text:p xml:id="id9" text:id="id9" text:style-name="P4"><text:span text:style-name="T6">What does Distributed mean?</text:span></text:p>
            <text:list text:continue-numbering="true" text:style-name="L3">
              <text:list-item>
                <text:p xml:id="id10" text:id="id10" text:style-name="P4"><text:span text:style-name="T4">Everybody has a working copy of the codebase on their local machine, as opposed to a reference copy of the codebase</text:span></text:p>
              </text:list-item>
              <text:list-item>
                <text:p xml:id="id11" text:id="id11" text:style-name="P4"><text:span text:style-name="T4">No requirement to share a common network</text:span></text:p>
              </text:list-item>
              <text:list-item>
                <text:p xml:id="id12" text:id="id12" text:style-name="P4"><text:span text:style-name="T4">No central server / repository</text:span></text:p>
              </text:list-item>
              <text:list-item>
                <text:p xml:id="id13" text:id="id13" text:style-name="P4"><text:span text:style-name="T4">I.e. decentralized and peer-to-pee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3">Why is Distributed a good approach?</text:span></text:p>
          </draw:text-box>
        </draw:frame>
        <draw:frame presentation:style-name="pr4" draw:text-style-name="P5" draw:layer="layout" svg:width="25.199cm" svg:height="15.6cm" svg:x="1.4cm" svg:y="4cm" presentation:class="outline" presentation:user-transformed="true">
          <draw:text-box>
            <text:list text:style-name="L3">
              <text:list-item>
                <text:p xml:id="id14" text:id="id14" text:style-name="P4"><text:span text:style-name="T7">No need for network access to central server – good for remote working (conversely; don't lose your laptop!)</text:span><text:span text:style-name="T7"><text:line-break/></text:span><text:span text:style-name="T7"/></text:p>
              </text:list-item>
              <text:list-item>
                <text:p xml:id="id15" text:id="id15" text:style-name="P4"><text:span text:style-name="T7">Each user has a complete repository on their machine. Allows them to do private work without treading on each other's toes and without the need to seek permission to make changes – a faster way to work</text:span><text:span text:style-name="T7"><text:line-break/></text:span><text:span text:style-name="T7"/></text:p>
              </text:list-item>
              <text:list-item>
                <text:p xml:id="id16" text:id="id16" text:style-name="P4"><text:span text:style-name="T7">No single point of failure, as with a central server. Likewise each copy of the repository functions as a remote backup of codebase</text:span><text:span text:style-name="T7"><text:line-break/></text:span><text:span text:style-name="T7"/></text:p>
              </text:list-item>
              <text:list-item>
                <text:p xml:id="id17" text:id="id17" text:style-name="P4"><text:span text:style-name="T7">Quicker operations, as no network latency</text:span><text:span text:style-name="T7"><text:line-break/></text:span><text:span text:style-name="T7"/></text:p>
              </text:list-item>
              <text:list-item>
                <text:p xml:id="id18" text:id="id18" text:style-name="P4"><text:span text:style-name="T7">Allows simple forking of projects for the inevitable design disagreements inherent in FOSS software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stalling Git</text:span></text:p>
          </draw:text-box>
        </draw:frame>
        <draw:frame presentation:style-name="pr4" draw:layer="layout" svg:width="25.199cm" svg:height="15.686cm" svg:x="1.6cm" svg:y="3.914cm" presentation:class="outline" presentation:user-transformed="true">
          <draw:text-box>
            <text:p>If you have a linux / OSX machine it is likely to be pre-installed. If not, or even if it is, it is best to download the latest stable version:</text:p>
            <text:p/>
            <text:p>RHEL / CentOS / Fedora - $ sudo yum install git</text:p>
            <text:p>or</text:p>
            <text:p>Debian / Ubuntu - $ sudo apt-get install git</text:p>
            <text:p>or</text:p>
            <text:p>Windows - <text:a xlink:href="https://msysgit.github.io/" xlink:type="simple">https://msysgit.github.io/</text:a> - includes Git Bash CLI emulator – far better than Github for Windows</text:p>
            <text:p>or<text:line-break/>Mac – visit <text:a xlink:href="http://git-scm.com/download/mac" xlink:type="simple">http://git-scm.com/download/mac</text:a> - I remember it being a world of pain upgrading, for some forgotten reason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Getting a Git Repository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2 ways to get a Git repository (repo):<text:line-break/></text:p>
            <text:list text:style-name="L4">
              <text:list-item>
                <text:p xml:id="id19" text:id="id19">Initialise a repo in an existing directory </text:p>
                <text:p xml:id="id20" text:id="id20"><text:span text:style-name="T8">(the top directory of your project):</text:span></text:p>
                <text:list>
                  <text:list-header>
                    <text:p xml:id="id21" text:id="id21">$ git init<text:line-break/></text:p>
                  </text:list-header>
                </text:list>
              </text:list-item>
              <text:list-item>
                <text:p xml:id="id22" text:id="id22"><text:s/>Clone an existing repo:</text:p>
              </text:list-item>
            </text:list>
            <text:list text:style-name="L3">
              <text:list-item>
                <text:list>
                  <text:list-header>
                    <text:p xml:id="id23" text:id="id23">$ git clone [repository_url]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Git's architecture</text:span></text:p>
          </draw:text-box>
        </draw:frame>
        <draw:frame presentation:style-name="pr4" draw:layer="layout" svg:width="25.199cm" svg:height="16cm" svg:x="1.4cm" svg:y="4cm" presentation:class="outline" presentation:user-transformed="true">
          <draw:text-box>
            <text:list text:style-name="L3">
              <text:list-item>
                <text:p xml:id="id24" text:id="id24">This is often the last thing learned about, but in fact should be the first thing to be learnt<text:line-break/></text:p>
              </text:list-item>
              <text:list-item>
                <text:p>Understanding how Git organises its files takes the voodoo out using Git<text:line-break/></text:p>
              </text:list-item>
              <text:list-item>
                <text:p>It also helps you understand what is going on, so that you don't panic if you think you have lost your work or believe you have overwritten it*<text:line-break/></text:p>
                <text:p><text:span text:style-name="T9">* you may well actually do this of course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1T10:44:28.008110000</meta:creation-date>
    <dc:date>2015-06-01T13:30:04.683687000</dc:date>
    <meta:editing-duration>PT1H53M26S</meta:editing-duration>
    <meta:editing-cycles>40</meta:editing-cycles>
    <meta:generator>LibreOffice/4.1.6.2$MacOSX_x86 LibreOffice_project/40ff705089295be5be0aae9b15123f687c05b0a</meta:generator>
    <meta:document-statistic meta:object-count="49"/>
  </office:meta>
</office:document-meta>
</file>